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WenQuanYi Zen Hei Mono" svg:font-family="'WenQuanYi Zen Hei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style:writing-mode="page"/>
      <style:text-properties officeooo:rsid="001c1466" officeooo:paragraph-rsid="001c1466"/>
    </style:style>
    <style:style style:name="P2" style:family="paragraph" style:parent-style-name="Text_20_body">
      <style:paragraph-properties fo:margin-top="0in" fo:margin-bottom="0in" loext:contextual-spacing="false" fo:line-height="100%" style:writing-mode="page"/>
      <style:text-properties officeooo:rsid="001b1769"/>
    </style:style>
    <style:style style:name="P3" style:family="paragraph" style:parent-style-name="Text_20_body">
      <style:paragraph-properties fo:margin-top="0in" fo:margin-bottom="0in" loext:contextual-spacing="false" fo:line-height="100%" style:writing-mode="page"/>
      <style:text-properties style:font-name="WenQuanYi Zen Hei Mono" fo:font-size="11pt" officeooo:rsid="001b1769" style:font-name-asian="WenQuanYi Zen Hei Mono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00%" style:writing-mode="page"/>
      <style:text-properties style:font-name="WenQuanYi Zen Hei Mono" fo:font-size="11pt" officeooo:rsid="001c1466" style:font-name-asian="WenQuanYi Zen Hei Mono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00%" style:writing-mode="page"/>
      <style:text-properties style:font-name="WenQuanYi Zen Hei Mono" fo:font-size="11pt" officeooo:rsid="001c1466" officeooo:paragraph-rsid="001c1466" style:font-name-asian="WenQuanYi Zen Hei Mono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00%" style:writing-mode="page"/>
      <style:text-properties style:font-name="WenQuanYi Zen Hei Mono" fo:font-size="11pt" officeooo:rsid="001c1466" officeooo:paragraph-rsid="0021d401" style:font-name-asian="WenQuanYi Zen Hei Mono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00%" style:writing-mode="page"/>
      <style:text-properties style:font-name="WenQuanYi Zen Hei Mono" fo:font-size="11pt" officeooo:rsid="001c8964" officeooo:paragraph-rsid="001c1466" style:font-name-asian="WenQuanYi Zen Hei Mono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00%" style:writing-mode="page"/>
      <style:text-properties style:font-name="WenQuanYi Zen Hei Mono" fo:font-size="11pt" officeooo:rsid="001d08f6" officeooo:paragraph-rsid="001d08f6" style:font-name-asian="WenQuanYi Zen Hei Mono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00%" style:writing-mode="page"/>
      <style:text-properties style:font-name="WenQuanYi Zen Hei Mono" fo:font-size="11pt" officeooo:rsid="001ee129" officeooo:paragraph-rsid="001ee129" style:font-name-asian="WenQuanYi Zen Hei Mono" style:font-size-asian="11pt" style:font-size-complex="11pt"/>
    </style:style>
    <style:style style:name="P10" style:family="paragraph" style:parent-style-name="Text_20_body">
      <style:paragraph-properties fo:margin-top="0in" fo:margin-bottom="0in" loext:contextual-spacing="false" fo:line-height="100%" style:writing-mode="page"/>
      <style:text-properties style:font-name="WenQuanYi Zen Hei Mono" fo:font-size="11pt" officeooo:rsid="001ee49d" officeooo:paragraph-rsid="001ee49d" style:font-name-asian="WenQuanYi Zen Hei Mono" style:font-size-asian="11pt" style:font-size-complex="11pt"/>
    </style:style>
    <style:style style:name="P11" style:family="paragraph" style:parent-style-name="Text_20_body">
      <style:paragraph-properties fo:margin-top="0in" fo:margin-bottom="0in" loext:contextual-spacing="false" fo:line-height="100%" style:writing-mode="page"/>
      <style:text-properties style:font-name="WenQuanYi Zen Hei Mono" fo:font-size="11pt" officeooo:rsid="001fc0b7" officeooo:paragraph-rsid="001fc0b7" style:font-name-asian="WenQuanYi Zen Hei Mono" style:font-size-asian="11pt" style:font-size-complex="11pt"/>
    </style:style>
    <style:style style:name="P12" style:family="paragraph" style:parent-style-name="Text_20_body">
      <style:paragraph-properties fo:margin-top="0in" fo:margin-bottom="0in" loext:contextual-spacing="false" fo:line-height="100%" style:writing-mode="page"/>
      <style:text-properties style:font-name="WenQuanYi Zen Hei Mono" fo:font-size="11pt" officeooo:rsid="002074a3" officeooo:paragraph-rsid="002074a3" style:font-name-asian="WenQuanYi Zen Hei Mono" style:font-size-asian="11pt" style:font-size-complex="11pt"/>
    </style:style>
    <style:style style:name="T1" style:family="text">
      <style:text-properties officeooo:rsid="001c8964"/>
    </style:style>
    <style:style style:name="T2" style:family="text">
      <style:text-properties officeooo:rsid="001d08f6"/>
    </style:style>
    <style:style style:name="T3" style:family="text">
      <style:text-properties style:font-name="WenQuanYi Zen Hei Mono" fo:font-size="11pt" style:font-name-asian="WenQuanYi Zen Hei Mono" style:font-size-asian="11pt" style:font-size-complex="11pt"/>
    </style:style>
    <style:style style:name="T4" style:family="text">
      <style:text-properties officeooo:rsid="001ee129"/>
    </style:style>
    <style:style style:name="T5" style:family="text">
      <style:text-properties officeooo:rsid="001ee49d"/>
    </style:style>
    <style:style style:name="T6" style:family="text">
      <style:text-properties officeooo:rsid="002074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题解考博英语核心词汇8000</text:p>
      <text:p text:style-name="P2"><text:tab/><text:span text:style-name="T3">主编：金圣才</text:span></text:p>
      <text:p text:style-name="P3"><text:tab/>中国石化出版社</text:p>
      <text:p text:style-name="P3"/>
      <text:p text:style-name="P4"><text:tab/>这是彭一航抄写的电子版 </text:p>
      <text:p text:style-name="P7"><text:tab/>书上原来每个单词后面都有音标，因为我不知道音标用的是什么语言的字母，不知道怎么输入音标，没有输入音标。</text:p>
      <text:p text:style-name="P5"/>
      <text:p text:style-name="P5"><text:span text:style-name="T1">1 A1 abcus n. 算盘</text:span></text:p>
      <text:p text:style-name="P6"><text:tab/>试题 <text:span text:style-name="T2">The simplest example of the type is the _____ which has been used in many parts </text:span></text:p>
      <text:p text:style-name="P6"><text:span text:style-name="T2"><text:tab/>of the world since the ancient time.</text:span></text:p>
      <text:p text:style-name="P5"><text:tab/><text:span text:style-name="T2">A. abacus B. abase C. calculator D. abuse</text:span></text:p>
      <text:p text:style-name="P5"><text:tab/>答案 <text:span text:style-name="T2">A</text:span></text:p>
      <text:p text:style-name="P5"><text:tab/>辨析</text:p>
      <text:p text:style-name="P5"><text:tab/><text:tab/><text:span text:style-name="T2">abase 降低</text:span></text:p>
      <text:p text:style-name="P5"><text:tab/><text:tab/><text:span text:style-name="T2">abuse 滥用</text:span></text:p>
      <text:p text:style-name="P8">2 A2 abandon vt. 遗弃,放弃;抛弃</text:p>
      <text:p text:style-name="P8"><text:tab/>试题:Because of the harsh punishment,these prisoners of war _______ their attempt to <text:tab/>escape.</text:p>
      <text:p text:style-name="P8"><text:tab/><text:span text:style-name="T4">A. abandoned B. deserted C. discarded D. quit</text:span></text:p>
      <text:p text:style-name="P8"><text:tab/>答案 A</text:p>
      <text:p text:style-name="P8"><text:tab/>辨析</text:p>
      <text:p text:style-name="P8"><text:tab/><text:tab/>abandon 指放弃某物或某人</text:p>
      <text:p text:style-name="P8"><text:tab/><text:tab/>desert 指违背义务或责任</text:p>
      <text:p text:style-name="P8"><text:tab/><text:tab/>discard 指抛弃没有<text:span text:style-name="T4">用或没有价值的东西</text:span></text:p>
      <text:p text:style-name="P8"><text:tab/><text:tab/><text:span text:style-name="T4">quit 常表示辞职或戒掉某种习惯</text:span></text:p>
      <text:p text:style-name="P9">3 A3 abase vt. 贬低</text:p>
      <text:p text:style-name="P9"><text:tab/>试题:He would not _____ himself by showing fear.</text:p>
      <text:p text:style-name="P9"><text:tab/><text:span text:style-name="T5">A. abrade B. ablate C. abase D.abide</text:span></text:p>
      <text:p text:style-name="P9"><text:tab/>答案 <text:span text:style-name="T5">C</text:span></text:p>
      <text:p text:style-name="P9"><text:tab/>辨析</text:p>
      <text:p text:style-name="P9"><text:tab/><text:tab/><text:span text:style-name="T5">abrade 破损</text:span></text:p>
      <text:p text:style-name="P9"><text:tab/><text:tab/><text:span text:style-name="T5">ablate 融化,切除</text:span></text:p>
      <text:p text:style-name="P9"><text:tab/><text:tab/><text:span text:style-name="T5">abide 遵守,忍受</text:span></text:p>
      <text:p text:style-name="P10">4 A4 abash vt. 使不安</text:p>
      <text:p text:style-name="P10"><text:tab/>试题:The student stood _____ as he tired to account for his absence from class the day <text:tab/>before.He felt a bit regret.</text:p>
      <text:p text:style-name="P10"><text:tab/>A. abashed B. dignified C. defiant D. indifferent</text:p>
      <text:p text:style-name="P11">5 A5 abate v. 使不安</text:p>
      <text:p text:style-name="P11"><text:tab/>试题:His pain _____ as the medicine began to take effect.</text:p>
      <text:p text:style-name="P11"><text:tab/>A. shrank B. abated C. melted D. subtracted</text:p>
      <text:p text:style-name="P11"><text:tab/>答案 B</text:p>
      <text:p text:style-name="P11"><text:soft-page-break/><text:tab/>辨析</text:p>
      <text:p text:style-name="P11"><text:tab/><text:tab/>shrink <text:s/>收缩</text:p>
      <text:p text:style-name="P11"><text:tab/><text:tab/>melt 融化</text:p>
      <text:p text:style-name="P11"><text:tab/><text:tab/>subtract 减去</text:p>
      <text:p text:style-name="P11">6 A6 abdicate v. 放弃高职位,权力,退位,辞职</text:p>
      <text:p text:style-name="P11"><text:tab/>试题:In ancient China,there are many well-known saints who ________ their high </text:p>
      <text:p text:style-name="P11"><text:tab/>positioin in the government and go back to the nature.</text:p>
      <text:p text:style-name="P11"><text:tab/>A. abdicate B. neglect c. dedicate D. dictate</text:p>
      <text:p text:style-name="P11"><text:tab/>答案 A</text:p>
      <text:p text:style-name="P11"><text:tab/>辨析</text:p>
      <text:p text:style-name="P11"><text:tab/><text:tab/>neglect 忽略</text:p>
      <text:p text:style-name="P11"><text:tab/><text:tab/>dedicate 献给</text:p>
      <text:p text:style-name="P11"><text:tab/><text:tab/>dictate 口述</text:p>
      <text:p text:style-name="P11">7 A7 abbreviate v. 缩写</text:p>
      <text:p text:style-name="P11"><text:tab/>试题:It is seldom acceptable to __________ words in formal writing.</text:p>
      <text:p text:style-name="P11"><text:tab/>A. omit B. explain C. invent D. abbreviate</text:p>
      <text:p text:style-name="P11"><text:tab/>答案 D</text:p>
      <text:p text:style-name="P11"><text:tab/>辨析</text:p>
      <text:p text:style-name="P11"><text:tab/><text:tab/><text:span text:style-name="T6">omit 省略</text:span></text:p>
      <text:p text:style-name="P12">8 A8 abhorrent adj. 跟什么不合</text:p>
      <text:p text:style-name="P12"><text:tab/>试题:Her peculiar character made her _________ to her surroundings,and finally</text:p>
      <text:p text:style-name="P12"><text:tab/>she committed suicide.</text:p>
      <text:p text:style-name="P12"><text:tab/>A. abherent B. abhorrent C. adaptive D. adopted</text:p>
      <text:p text:style-name="P12"><text:tab/>答案 B</text:p>
      <text:p text:style-name="P12"><text:tab/>辨析</text:p>
      <text:p text:style-name="P12"><text:tab/><text:tab/>abherent 信徒</text:p>
      <text:p text:style-name="P12"><text:tab/><text:tab/>adaptive 适应的</text:p>
      <text:p text:style-name="P12"><text:tab/><text:tab/>adopted 被采用的</text:p>
      <text:p text:style-name="P12"/>
      <text:p text:style-name="P11"><text:tab/></text:p>
      <text:p text:style-name="P9"><text:tab/></text:p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WenQuanYi Zen Hei Mono" svg:font-family="'WenQuanYi Zen Hei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DemiLight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4T15:44:33.752730152</dc:date>
    <meta:editing-duration>PT34M30S</meta:editing-duration>
    <meta:editing-cycles>6</meta:editing-cycles>
    <meta:generator>LibreOffice/5.3.3.2$Linux_X86_64 LibreOffice_project/30m0$Build-2</meta:generator>
    <meta:document-statistic meta:table-count="0" meta:image-count="0" meta:object-count="0" meta:page-count="2" meta:paragraph-count="68" meta:word-count="490" meta:character-count="1667" meta:non-whitespace-character-count="1360"/>
  </office:meta>
</office:document-meta>
</file>